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5cm" table:align="margins" style:shadow="none"/>
    </style:style>
    <style:style style:name="Tabelle1.A" style:family="table-column">
      <style:table-column-properties style:column-width="5.001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data-style-name="N0">
      <style:table-cell-properties fo:padding="0.097cm" fo:border-left="0.002cm solid #000000" fo:border-right="0.002cm solid #000000" fo:border-top="none" fo:border-bottom="0.002cm solid #000000"/>
    </style:style>
    <style:style style:name="Tabelle1.B3" style:family="table-cell">
      <style:table-cell-properties fo:background-color="transparent" fo:padding="0.097cm" fo:border-left="0.002cm solid #000000" fo:border-right="none" fo:border-top="none" fo:border-bottom="0.002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fo:font-size="12pt" style:font-size-asian="12pt" style:font-size-complex="12pt"/>
    </style:style>
    <style:style style:name="P4" style:family="paragraph" style:parent-style-name="Standard">
      <style:paragraph-properties fo:line-height="150%"/>
      <style:text-properties style:font-name="Arial" fo:font-size="12pt" style:text-underline-style="none" style:font-size-asian="12pt" style:font-size-complex="12pt"/>
    </style:style>
    <style:style style:name="P5" style:family="paragraph" style:parent-style-name="Standard">
      <style:paragraph-properties fo:line-height="150%"/>
      <style:text-properties style:font-name="Arial"/>
    </style:style>
    <style:style style:name="P6" style:family="paragraph" style:parent-style-name="Standard">
      <style:paragraph-properties fo:line-height="150%"/>
      <style:text-properties style:font-name="Arial" fo:font-size="10pt" style:font-size-asian="10pt" style:font-size-complex="10pt"/>
    </style:style>
    <style:style style:name="P7" style:family="paragraph" style:parent-style-name="Standard">
      <style:paragraph-properties fo:line-height="150%" fo:break-before="page"/>
      <style:text-properties style:font-name="Arial" fo:font-size="12pt" style:font-size-asian="12pt" style:font-size-complex="12pt"/>
    </style:style>
    <style:style style:name="P8" style:family="paragraph" style:parent-style-name="Standard">
      <style:paragraph-properties fo:margin-top="0cm" fo:margin-bottom="0cm" fo:line-height="150%"/>
      <style:text-properties style:font-name="Arial" fo:font-size="12pt" style:font-size-asian="12pt" style:font-size-complex="12pt"/>
    </style:style>
    <style:style style:name="P9" style:family="paragraph" style:parent-style-name="Standard">
      <style:paragraph-properties fo:margin-top="0cm" fo:margin-bottom="0cm" fo:line-height="150%"/>
      <style:text-properties style:font-name="Arial" fo:font-size="12pt" style:text-underline-style="none" style:font-size-asian="12pt" style:font-size-complex="12pt"/>
    </style:style>
    <style:style style:name="P10" style:family="paragraph" style:parent-style-name="Standard">
      <style:paragraph-properties fo:margin-top="0cm" fo:margin-bottom="0cm" fo:line-height="150%"/>
      <style:text-properties style:font-name="Arial" fo:font-size="12pt" style:text-underline-style="solid" style:text-underline-width="auto" style:text-underline-color="font-color" style:font-size-asian="12pt" style:font-size-complex="12pt"/>
    </style:style>
    <style:style style:name="P11" style:family="paragraph" style:parent-style-name="Standard">
      <style:text-properties style:font-name="Arial"/>
    </style:style>
    <style:style style:name="P12" style:family="paragraph" style:parent-style-name="Standard">
      <style:paragraph-properties fo:line-height="150%"/>
      <style:text-properties style:font-name="Arial" fo:font-size="12pt" style:font-size-asian="12pt" style:font-size-complex="12pt"/>
    </style:style>
    <style:style style:name="P13" style:family="paragraph" style:parent-style-name="Standard">
      <style:paragraph-properties fo:break-before="page"/>
      <style:text-properties style:font-name="Arial"/>
    </style:style>
    <style:style style:name="P14" style:family="paragraph" style:parent-style-name="Heading_20_2">
      <style:text-properties style:text-underline-style="solid" style:text-underline-width="auto" style:text-underline-color="font-color"/>
    </style:style>
    <style:style style:name="P15" style:family="paragraph" style:parent-style-name="Heading_20_2">
      <style:text-properties fo:font-style="italic" style:text-underline-style="solid" style:text-underline-width="auto" style:text-underline-color="font-color" style:font-style-asian="italic" style:font-style-complex="italic"/>
    </style:style>
    <style:style style:name="P16" style:family="paragraph" style:parent-style-name="Heading_20_2">
      <style:paragraph-properties fo:break-before="page"/>
    </style:style>
    <style:style style:name="P17" style:family="paragraph" style:parent-style-name="Contents_20_2">
      <style:paragraph-properties>
        <style:tab-stops>
          <style:tab-stop style:position="14.501cm" style:type="right" style:leader-style="dotted" style:leader-text="."/>
        </style:tab-stops>
      </style:paragraph-properties>
    </style:style>
    <style:style style:name="P18" style:family="paragraph" style:parent-style-name="Heading_20_1">
      <style:paragraph-properties fo:break-before="page"/>
    </style:style>
    <style:style style:name="P19" style:family="paragraph" style:parent-style-name="Contents_20_1">
      <style:paragraph-properties>
        <style:tab-stops>
          <style:tab-stop style:position="15cm" style:type="right" style:leader-style="dotted" style:leader-text="."/>
        </style:tab-stops>
      </style:paragraph-properties>
    </style:style>
    <style:style style:name="P20" style:family="paragraph" style:parent-style-name="Table_20_Contents">
      <style:text-properties style:font-name="Arial" fo:font-size="12pt" style:font-size-asian="12pt" style:font-size-complex="12pt"/>
    </style:style>
    <style:style style:name="P21" style:family="paragraph" style:parent-style-name="Table_20_Contents">
      <style:text-properties style:font-name="Arial"/>
    </style:style>
    <style:style style:name="T1" style:family="text">
      <style:text-properties fo:font-size="10pt" style:font-size-asian="10pt" style:font-size-complex="10pt"/>
    </style:style>
    <style:style style:name="T2" style:family="text">
      <style:text-properties fo:font-size="12pt" style:font-size-asian="12pt" style:font-size-complex="12pt"/>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CKBLATT!</text:p>
      <text:p text:style-name="P1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9">Zur Facharbeit<text:tab/>3</text:p>
          <text:p text:style-name="P19">MULTIPLEXING<text:tab/>4</text:p>
          <text:p text:style-name="P17">Hintergrund: <text:tab/>4</text:p>
          <text:p text:style-name="P17">Funktionsweise:<text:tab/>4</text:p>
          <text:p text:style-name="P17">Vorteile:<text:tab/>5</text:p>
          <text:p text:style-name="P17">Nachteile:<text:tab/>5</text:p>
          <text:p text:style-name="P19">CHARLIEPLEXING<text:tab/>5</text:p>
          <text:p text:style-name="P17">Funktionsweise:<text:tab/>5</text:p>
          <text:p text:style-name="P17">Vorteile:<text:tab/>5</text:p>
          <text:p text:style-name="P17">Nachteile:<text:tab/>6</text:p>
          <text:p text:style-name="P19">DAISYCHAINING<text:tab/>6</text:p>
          <text:p text:style-name="P17">Hintergrund:<text:tab/>6</text:p>
          <text:p text:style-name="P17">Funktionsweise:<text:tab/>6</text:p>
          <text:p text:style-name="P17">Vorteile:<text:tab/>7</text:p>
          <text:p text:style-name="P17">Nachteile:<text:tab/>7</text:p>
          <text:p text:style-name="P19">ANSTEUERUNG NACH DEM DAISYCHAIN VERFAHREN<text:tab/>7</text:p>
          <text:p text:style-name="P17">Mein LED-Würfel<text:tab/>7</text:p>
          <text:p text:style-name="P17">Pulsweitenmodulation (kurz PWM):<text:tab/>7</text:p>
          <text:p text:style-name="P17">PL9823:<text:tab/>8</text:p>
          <text:p text:style-name="P17">Probleme Des Mikrocontrollers:<text:tab/>8</text:p>
          <text:p text:style-name="P17">Timer:<text:tab/>8</text:p>
          <text:p text:style-name="P17">Bitbanging:<text:tab/>9</text:p>
          <text:p text:style-name="P17">Taktyklenoptimierung<text:tab/>9</text:p>
          <text:p text:style-name="P17">Assembly<text:tab/>10</text:p>
        </text:index-body>
      </text:table-of-content>
      <text:h text:style-name="P18" text:outline-level="1">Zur Facharbeit</text:h>
      <text:p text:style-name="P2"/>
      <text:p text:style-name="P3">Bildschirme sind aus dem heutigen Alltag gar nicht mehr weg zu denken. Sie werden z.B. im Smartphone, Computer, oder Fernseher eingesetzt und haben unseren Alltag verändert. Sie haben meistens eine gleichmäßige Hintergrundbeleuchtung und schalten dann einzelne Pixel an oder aus.</text:p>
      <text:p text:style-name="P3">Dann gibt es aber auch noch größere Bildschirme wie sie z.B. als Werbetafel oder auf großen öffentlichen Veranstaltungen eingesetzt werden. Diese wiederum blenden nicht einzelne Bildbereiche ab, sondern die Pixel sind einzelne LEDs. </text:p>
      <text:p text:style-name="P3">Doch alle haben sie das gleiche Problem. Rechnen wir mal durch wie viele Drähte man zur Ansteuerung bei einem 720p Bildschirm benötigen würde:</text:p>
      <text:p text:style-name="P3"/>
      <text:p text:style-name="P5"><text:span text:style-name="T2"><text:tab/>1280 </text:span><text:span text:style-name="T1">pro Reihe</text:span><text:span text:style-name="T2"> * 720 </text:span><text:span text:style-name="T1">pro Spalte</text:span><text:span text:style-name="T2"> * 3 </text:span><text:span text:style-name="T1">Farben</text:span><text:span text:style-name="T2"> = 2.764.800 </text:span><text:span text:style-name="T1">Anschlüsse</text:span></text:p>
      <text:p text:style-name="P6"/>
      <text:p text:style-name="P3">Dies überschreitet die Anzahl der Ausgänge die ein Mikroprozessor hat bei weitem, ganz abgesehen davon das die meisten Anschlusskabel wie HDMI nicht annähernd so viele Pins haben. Also muss man sich mit technischen Raffinessen behelfen. Es gibt grundsätzlich 2 verschiedene Verfahren dieses Problem zu umgehen. Das Multiplexing oder das Daisychaining. Ersteres ist für Bildschirme praktikabel, zweiteres eher für Dekorative LED-Streifen oder Hobbyprojekte, weil zum Daisychaining jeder Pixel nochmal einen eigenen kleinen Schaltkreis benötigt um das Signal zu dekodieren, was in einem Display wo die Pixel dicht an dicht liegen eng und teuer wird.</text:p>
      <text:p text:style-name="P3"/>
      <text:p text:style-name="P3">In dieser Facharbeit werde ich auch auf das Multiplexing eingehen, mich aber hauptsächlich mit dem Daisychaining beschäftigen, denn Ich habe mich außerdem dazu entschieden, eine LED-Matrix selber zu bauen. Diese ist in der Form eines Würfels und soll weniger als Display eingesetzt werden, sondern mehr als Tischdekor, denn die Auflösung von 5 mal 5 mal 5 Pixeln ist zu gering um aufwendigere Animationen darzustellen. Die 125 LEDs des Würfels sind alle der Reihe nach über ein Datenkabel miteinander verbunden und lassen sich über einen Port an einem Mikrocontroller ansteuern. Inspiriert zu dem Würfel wurde ich von dem Englisch/Deutschen YouTuber GreatScott. </text:p>
      <text:h text:style-name="P18" text:outline-level="1">MULTIPLEXING</text:h>
      <text:p text:style-name="P3"/>
      <text:h text:style-name="Heading_20_2" text:outline-level="2"><text:span text:style-name="T3">Hintergrund:</text:span> </text:h>
      <text:p text:style-name="P3">Das Multiplexing wurde wie oben bereits genannt entwickelt, um die Zahl der benötigten Drähte für eine Signalübertragung zu reduzieren. In der Datenübertragung werden mehrere Signale mit verschiedenen Verfahren von einem Multiplexer gebündelt durch ein Kabel übertragen und danach mit einem Demultiplexer wieder in einzelne Signale umgewandelt. Die Display Technik nutzt einige Ansätze aus der Datenübertragung, unterscheidet sich aber davon.</text:p>
      <text:p text:style-name="P3"/>
      <text:h text:style-name="Heading_20_2" text:outline-level="2">Funktionsweise:</text:h>
      <text:p text:style-name="P3">Das Display ist in Reihen und Spalten unterteilt, die einzelnen Pixel lassen sich dann ähnlich wie Koordinaten ansteuern (z. B. wäre Pixel P(10|20) dann Reihe 10 Spalte 20. Doch dies resultiert in folgendem Problem: Wenn man jetzt z.B. Pixel A(1|1) und B(3|2) ansteuert, leuchtet auch Pixel C(3|1), weil die erste Reihe von Pixel A aktiv ist und die dritte Spalte von Pixel B. Um diesem Problem zu entgehen wird nacheinander jede Reihe (oder je nach Ansatz jede Spalte) kurz eingeschaltet, somit entfällt oben genanntes Problem. Wenn man diesen Prozess schnell genug hintereinander wiederholt, bei modernen Bildschirmen in der Regel mit 50Hz oder 60 Hz (50 bzw. 60 Durchläufe pro Sekunde), erkennt das Menschliche Auge nicht mehr, das nur je eine Reihe aktiv ist. Allerdings erkennt das Menschliche bei LED-Matrizen einen Helligkeitsunterschied, da jede Reihe nur für 1/n (wobei n = Zahl der Spalten) der Zeit eingeschaltet ist. Grund dafür ist, das die Lichtrezeptoren im Auge noch kurze Zeit abklingen. Bei herkömmlichen LCD-Displays ist das weniger ein Problem, da diese eine konstante Hintergrundbeleuchtung haben und die Pixel nicht selber leuchten.</text:p>
      <text:p text:style-name="P3"/>
      <text:p text:style-name="P3">Um noch mehr Pins einzusparen, können sogenannte Schieberegister angewandt werden. Diese wandeln Serielle Signale in Parallele um, was dem Multiplexing der Datenübertragung entspricht. D.h. Über ein Eingangsignal können mehrere Ausgänge ein-, beziehungsweise ausgeschaltet werden.</text:p>
      <text:p text:style-name="P3"><text:soft-page-break/></text:p>
      <text:h text:style-name="P15" text:outline-level="2">Vorteile:</text:h>
      <text:p text:style-name="P4">Es können mit relativ wenigen Bauteilen eine große Anzahl an Pixel angesteuert werden. Die Zahl der benötigten Anschlüsse berechnet sich aus Zeilen + Spalten und kann durch Anwendung von Schieberegistern signifikant verringert werden.</text:p>
      <text:p text:style-name="P3"/>
      <text:h text:style-name="P14" text:outline-level="2">Nachteile:</text:h>
      <text:p text:style-name="P4">Effektiv ist immer nur eine Reihe aktiv, was besonders bei LED-Matrizen auffällt, da die Pixel dunkler erscheinen, im gewissen Maße kann man dem entgehen, indem man die LEDs in der Zeit in der sie eingeschaltet sind, mit mehr Strom versorgt als sie im Dauerbetrieb aushalten würden, doch da die LEDs danach wieder ausgeschaltet sind, können sie in der Zwischenzeit wieder abkühlen. Bei dem meisten LEDs liegt der Spitzenstrom bei ca. dem doppelten von der normalen Betriebsspannung, was in etwa der doppelten Helligkeit entspricht, unendlich lässt sich damit also auch nicht ausgleichen. </text:p>
      <text:p text:style-name="P4"/>
      <text:p text:style-name="P4"/>
      <text:h text:style-name="Heading_20_1" text:outline-level="1">CHARLIEPLEXING</text:h>
      <text:p text:style-name="P3"/>
      <text:h text:style-name="Heading_20_2" text:outline-level="2">Funktionsweise:</text:h>
      <text:p text:style-name="P3">Charlieplexing ist in der Grundidee eine Weiterentwickelung des Display-Multiplex Ansatz, allerdings macht man sich hier zunutze, das LEDs Dioden sind und somit Strom nur in eine Richtung leiten, d.h. es werden zwei LEDs gegengleich Angeschlossen, und je nach Polung leuchtet dann eine der beiden LEDs oder ohne Strom dann keine der beiden. Wenn man nun mehrere dieser Konstrukte kombiniert, können somit wieder beliebig große Display gebaut werden. </text:p>
      <text:p text:style-name="P3"/>
      <text:h text:style-name="Heading_20_2" text:outline-level="2">Vorteile:</text:h>
      <text:p text:style-name="P4">Die Zahl der Ausgänge berechnet sich aus Anzahl² - Anzahl und ist somit höher <text:soft-page-break/>als bei dem Multiplex Ansatz.</text:p>
      <text:p text:style-name="P4"/>
      <text:h text:style-name="Heading_20_2" text:outline-level="2">Nachteile:</text:h>
      <text:p text:style-name="P8"><text:span text:style-name="T4">Es kann immer nur eine LED gleichzeitig eingeschaltet sein und nicht wie beim Multiplexing ganze Reihen, somit ist die Helligkeit auch noch geringer. </text:span><text:span text:style-name="T4">Außerdem sucht sich der Strom unter Umständen einen anderen Weg als geplant, da ein ausgeschalteter Pin vom Mikrocontroller Strom durchlässt, um dies zu verhindern kann man den Pin im Mikroprozessor auf „Eingang“ schaltet und dieser somit nahezu keinen Strom leitet.</text:span></text:p>
      <text:p text:style-name="P9"/>
      <text:p text:style-name="P9"/>
      <text:h text:style-name="Heading_20_1" text:outline-level="1">DAISYCHAINING</text:h>
      <text:p text:style-name="P8"/>
      <text:h text:style-name="Heading_20_2" text:outline-level="2">Hintergrund:</text:h>
      <text:p text:style-name="P9">Beim Daisychaining werden mehrere Komponente in Reihe geschaltet, wobei die erste Komponente immer mit der Ansteuerung verbunden ist. Es wurde entwickelt um Anschlüsse zu sparen, es wird z.B. in der Bühnentechnik angewandt, um alle Scheinwerfer gesammelt an einem Punkt anzusteuern. Es nutzt ebenfalls verschiedene Übertragungsprotokolle aus dem Multiplex Bereich. </text:p>
      <text:p text:style-name="P9"/>
      <text:h text:style-name="Heading_20_2" text:outline-level="2">Funktionsweise:</text:h>
      <text:p text:style-name="P9">Es gibt mehrere Ansätze eine Daisychain zu realisieren, für mich relevant sind zwei Verfahren: Synchron und Asynchron. Beide benötigen mindestens eine Datenleitung, zur Verständigung. Doch da nur das erste Mitglied in der Kette mit der Ansteuerung verbunden ist, muss es eine Möglichkeit geben, das die jeweiligen Mitglieder ihr Datenpaket bekommen. Jetzt kommt der Unterschied zu tragen. Das Asynchrone Register schiebt sein Datenpaket immer an das nachfolgende Mitglied weiter, sobald es ein neues Datenpaket erhält. Die Datenpakete haben in der Regel eine konstante Länge damit die Mitglieder wissen wann ein neues Datenpaket anfängt. Beim Synchronen Ansatz gibt es einen weiteren Anschluss, der sagt wann jedes Mitglied der Kette sein <text:soft-page-break/>Datenpaket weiter reichen soll, die Größe des Datenpaket kann somit variieren.</text:p>
      <text:p text:style-name="P9"/>
      <text:h text:style-name="Heading_20_2" text:outline-level="2">Vorteile:</text:h>
      <text:p text:style-name="P9">Die Ansteuerung erfolgt gesammelt an einem Punkt es werden nur sehr wenige Anschlüsse benötigt, beim Asynchronen Verfahren sogar nur ein einziger und es kann somit in der Verdrahtung eine Menge Kabel eingespart werden. </text:p>
      <text:p text:style-name="P9"/>
      <text:h text:style-name="Heading_20_2" text:outline-level="2">Nachteile:</text:h>
      <text:p text:style-name="P9">Das Übertragungsprotokoll ist störanfällig, da eine Menge Daten durch ein Kabel mit einem Multiplexer gebündelt übertragen werden, kleine Umwelteinflüsse oder Wackelkontakte können die Datenpakete fehlerhaft machen und wenn ein Teil in der Kette ausfällt, bekommen die nachfolgenden gar keine Daten mehr. Außerdem benötigt jedes Mitglied in der Kette einen eigenen Schaltkreis, der die eingehenden Signale verwaltet und weiter gibt.</text:p>
      <text:p text:style-name="P9"/>
      <text:p text:style-name="P9"/>
      <text:h text:style-name="Heading_20_1" text:outline-level="1">ANSTEUERUNG NACH DEM DAISYCHAIN VERFAHREN</text:h>
      <text:p text:style-name="P9"/>
      <text:h text:style-name="Heading_20_2" text:outline-level="2">Mein LED-Würfel</text:h>
      <text:p text:style-name="P9">Der Würfel ist zusammengelötet aus PL9823 LEDs. Diese haben einen eingebauten Schaltkreis (kurz IC für Integrated Circuit). Das heißt jede LED hat vier Pins, einen Dateneingang, einen Datenausgang, Plus-Pol und Minus-Pol. Die LEDs werden dann nach den Daisychain Verfahren hintereinander geschaltet. Für die Ansteuerung verwende ich einen Mikrocontroller, den NanoESP. Dieser hat einen 16Mhz Prozessor. </text:p>
      <text:p text:style-name="P9"/>
      <text:h text:style-name="Heading_20_2" text:outline-level="2">Pulsweitenmodulation (kurz PWM):</text:h>
      <text:p text:style-name="P9">In der digitalen Technik findet die sogenannte Pulsweitenmodulation sehr häufig Anwendung. Da ein Mikroprozessor nur AN oder AUS kennt, kann man diesen schlecht nutzen um Analoge Werte auszugeben, wie es z.B. nötig wäre um eine LED zu dimmen, also schaltet man den Eingang schnell AN und AUS, die <text:soft-page-break/>Länge der Zeit in der der Ausgang eingeschaltet ist im Verhältnis zu der Zeit in der der Ausgang ausgeschaltet ist, wird Tastgrad (englisch: Duty Cycle) genannt. Dieser bestimmt zum Beispiel auch die Helligkeit von einer LED, da hier das oben genannte Abklingen des Reizes auf der Netzhaut genutzt wird. Durch Veränderung des Tastgrads können aber auch Daten übertragen werden, der Empfänger kann dann die Tastgrade der gesendeten Daten auswerten.</text:p>
      <text:p text:style-name="P9"/>
      <text:h text:style-name="Heading_20_2" text:outline-level="2">PL9823:</text:h>
      <text:p text:style-name="P9">Der IC in den genannten PL9823 LEDs empfängt das Datenpaket bestehend aus 24Bits und behält es für 50ms im Speicher. Wenn die LED in dieser Zeit ein zweites Datenpaket erhält, gibt die LED das Datenpaket, was momentan noch im Speicher ist, weiter an die nächste LED. Sollten die 50ms überschritten werden, wendet die LED das Datensignal an, die LED wechselt ihre Farbe. Allerdings wird die Helligkeit der LEDs nicht wie man vielleicht vermuten würde durch unterschiedliche Spannungen kontrolliert, sondern die Leuchtkristalle der drei Farben werden schnell an und wieder aus geschaltet (PWM), das menschliche Auge nimmt dies als Helligkeitsunterschied war. </text:p>
      <text:p text:style-name="P10"/>
      <text:h text:style-name="Heading_20_2" text:outline-level="2">Probleme Des Mikrocontrollers:</text:h>
      <text:p text:style-name="P9">Der Mikrocontroller ist auf 16MHz getaktet, dies ist fest vorgegeben durch den Quarzkristall und muss in der Programmierung bedacht werden, denn die Länge der benötigten Datensignale für den IC der LED variiert von 6,4µs bis 13,6µs, dies entspricht 6 bis 14 Taktzyklen des Prozessors. (Der Prozessor tickt 16mal in einer Mikrosekunde). Um diese genauen Zeiten zu erreichen, gibt es zwei verschiedene Verfahren, das Bitbanging und die Nutzung der integrierten Timer.</text:p>
      <text:p text:style-name="P9"/>
      <text:h text:style-name="Heading_20_2" text:outline-level="2">Timer:</text:h>
      <text:p text:style-name="P9">Diese Methode setzt voraus, das der Mikrocontroller über Timer verfügt, was aber bei den meisten der Fall ist. Der Timer wird dann programmiert und sobald er abgelaufen ist, unterbricht der Timer sämtliche anderen Prozesse, und der Mikrocontroller schaltet in der Zeit den Ausgang um, dann fährt der <text:soft-page-break/>Mikrocontroller mit seiner Arbeit fort. Vorteile dieser Methode sind, das der Mikrocontroller zwischendurch andere Aufgaben erledigen kann, allerdings muss drauf geachtet werden, das nicht ein zweiter Timer den Sendevorgang unterbricht.</text:p>
      <text:p text:style-name="P9"/>
      <text:h text:style-name="Heading_20_2" text:outline-level="2">Bitbanging:</text:h>
      <text:p text:style-name="P9">Die Grundidee des Bitbanging ist, den Prozessor während des Sendevorgangs nur für die Ansteuerung zu verwenden, das heißt der Prozessor schaltet den Ausgang und geht dann für eine bestimme Zeit in den Leerlauf, bis die gewünschte Zeit erreicht ist, dann wird der Ausgang wieder geschaltet. Damit verschwendet man Theoretisch einige Prozessortakte in denen etwas anderes gemacht werden könnte, der Prozessor ist dementsprechend zu 100% ausgelastet, allerdings ist so eine sehr präzise Ansteuerung möglich. Letztendlich wird aber ein Großteil der Zeit zwischen dem Umschalten des Ausgangs sowieso benötigt, um zu entscheiden ob und wann der Ausgang wieder zwischen AN oder AUS wechseln muss. Außerdem muss hier drauf geachtet werden, dass kein anderer Timer den Sendevorgang unterbricht, dies ist aber mit zwei Zeilen Programmcode erledigt.</text:p>
      <text:p text:style-name="P10"/>
      <text:h text:style-name="Heading_20_2" text:outline-level="2">Taktyklenoptimierung</text:h>
      <text:p text:style-name="P3">Aufgrund der geringen Taktzahl des Mikrocontrollers muss sehr darauf geachtet werden, welche Zeile Programmcode in wie viele Maschinenanweisungen übersetzt wird. Zum Beispiel wird eine einfache Rechenoperation in eine Zeile</text:p>
      <text:p text:style-name="P3">Maschinencode übersetzt. Aber schon für eine Standard FOR-Schleife wird für die Initialisierung der Variable einen Taktzyklus und dann pro Schleifendurchlauf nochmal zwei Taktzyklen verwendet, einer um zu überprüfen ob die Abbruchbedingung erfüllt ist, und einer um die Variable um Eins zu erhöhen. Möchte man jetzt eine Aufgabe innerhalb von Bruchteilen einer Mikrosekunde erfüllen, wird die Zahl der Maschinenanweisungen die vom Compiler aus der Hochsprache erzeugt werden, auf einmal sehr relevant. </text:p>
      <text:p text:style-name="P3"/>
      <text:p text:style-name="P3"/>
      <text:p text:style-name="P3"/>
      <table:table table:name="Tabelle1" table:style-name="Tabelle1">
        <table:table-column table:style-name="Tabelle1.A" table:number-columns-repeated="3"/>
        <text:soft-page-break/>
        <table:table-row>
          <table:table-cell table:style-name="Tabelle1.A1" office:value-type="string">
            <text:p text:style-name="P20"/>
          </table:table-cell>
          <table:table-cell table:style-name="Tabelle1.A1" office:value-type="string">
            <text:p text:style-name="Table_20_Heading">Mikrosekunden</text:p>
          </table:table-cell>
          <table:table-cell table:style-name="Tabelle1.C1" office:value-type="string">
            <text:p text:style-name="Table_20_Heading">Prozessortakte</text:p>
          </table:table-cell>
        </table:table-row>
        <table:table-row>
          <table:table-cell table:style-name="Tabelle1.A2" office:value-type="string">
            <text:p text:style-name="Table_20_Heading">16Mhz 1 Tick</text:p>
          </table:table-cell>
          <table:table-cell table:style-name="Tabelle1.A2" office:value-type="string">
            <text:p text:style-name="P21">0,0625µs</text:p>
          </table:table-cell>
          <table:table-cell table:style-name="Tabelle1.C2" office:value-type="float" office:value="1">
            <text:p text:style-name="P20">1</text:p>
          </table:table-cell>
        </table:table-row>
        <table:table-row>
          <table:table-cell table:style-name="Tabelle1.A2" office:value-type="string">
            <text:p text:style-name="Table_20_Heading">Bit 0 HIGH Zeit</text:p>
          </table:table-cell>
          <table:table-cell table:style-name="Tabelle1.B3" office:value-type="string">
            <text:p text:style-name="P20">0,4µs</text:p>
          </table:table-cell>
          <table:table-cell table:style-name="Tabelle1.C2" office:value-type="float" office:value="6">
            <text:p text:style-name="P20">6</text:p>
          </table:table-cell>
        </table:table-row>
        <table:table-row>
          <table:table-cell table:style-name="Tabelle1.A2" office:value-type="string">
            <text:p text:style-name="Table_20_Heading">Bit 0 LOW Zeit</text:p>
          </table:table-cell>
          <table:table-cell table:style-name="Tabelle1.A2" office:value-type="string">
            <text:p text:style-name="P20">0,85µs</text:p>
          </table:table-cell>
          <table:table-cell table:style-name="Tabelle1.C2" office:value-type="float" office:value="14">
            <text:p text:style-name="P20">14</text:p>
          </table:table-cell>
        </table:table-row>
        <table:table-row>
          <table:table-cell table:style-name="Tabelle1.A2" office:value-type="string">
            <text:p text:style-name="Table_20_Heading">Bit 1 HIGH Zeit</text:p>
          </table:table-cell>
          <table:table-cell table:style-name="Tabelle1.A2" office:value-type="string">
            <text:p text:style-name="P20">0,8µs</text:p>
          </table:table-cell>
          <table:table-cell table:style-name="Tabelle1.C2" office:value-type="float" office:value="13">
            <text:p text:style-name="P20">13</text:p>
          </table:table-cell>
        </table:table-row>
        <table:table-row>
          <table:table-cell table:style-name="Tabelle1.A2" office:value-type="string">
            <text:p text:style-name="Table_20_Heading">Bit 1 LOW Zeit</text:p>
          </table:table-cell>
          <table:table-cell table:style-name="Tabelle1.A2" office:value-type="string">
            <text:p text:style-name="P20">0,45µs</text:p>
          </table:table-cell>
          <table:table-cell table:style-name="Tabelle1.C2" office:value-type="float" office:value="7">
            <text:p text:style-name="P20">7</text:p>
          </table:table-cell>
        </table:table-row>
        <table:table-row>
          <table:table-cell table:style-name="Tabelle1.A2" office:value-type="string">
            <text:p text:style-name="Table_20_Heading">Bit Gesamtzeit</text:p>
          </table:table-cell>
          <table:table-cell table:style-name="Tabelle1.A2" office:value-type="string">
            <text:p text:style-name="P20">1,25µs</text:p>
          </table:table-cell>
          <table:table-cell table:style-name="Tabelle1.C2" office:value-type="float" office:value="20">
            <text:p text:style-name="P20">20</text:p>
          </table:table-cell>
        </table:table-row>
      </table:table>
      <text:p text:style-name="P3"/>
      <text:h text:style-name="P16" text:outline-level="2">Assembly</text:h>
      <text:p text:style-name="P7">DATENÜBERTRAGUNG</text:p>
      <text:p text:style-name="P7">QUELLEN</text:p>
      <text:p text:style-name="P3"/>
      <text:p text:style-name="P3"><text:a xlink:type="simple" xlink:href="https://www.mikrocontroller.net/articles/LED-Matrix" text:style-name="Internet_20_link" text:visited-style-name="Visited_20_Internet_20_Link">https://www.mikrocontroller.net/articles/LED-Matrix</text:a></text:p>
      <text:p text:style-name="P3"><text:a xlink:type="simple" xlink:href="https://de.wikipedia.org/wiki/Multiplexverfahren" text:style-name="Internet_20_link" text:visited-style-name="Visited_20_Internet_20_Link">https://de.wikipedia.org/wiki/Multiplexverfahren</text:a></text:p>
      <text:p text:style-name="P3"><text:a xlink:type="simple" xlink:href="https://hblok.net/blog/posts/2013/06/30/simple-multiplexing-with-two-shift-registers/" text:style-name="Internet_20_link" text:visited-style-name="Visited_20_Internet_20_Link">https://hblok.net/blog/posts/2013/06/30/simple-multiplexing-with-two-shift-registers/</text:a></text:p>
      <text:p text:style-name="P3"><text:a xlink:type="simple" xlink:href="http://ww1.microchip.com/downloads/en/AppNotes/00658a.pdf" text:style-name="Internet_20_link" text:visited-style-name="Visited_20_Internet_20_Link">http://ww1.microchip.com/downloads/en/AppNotes/00658a.pdf</text:a></text:p>
      <text:p text:style-name="P3"><text:a xlink:type="simple" xlink:href="https://en.wikipedia.org/wiki/Charlieplexing" text:style-name="Internet_20_link" text:visited-style-name="Visited_20_Internet_20_Link">https://en.wikipedia.org/wiki/Charlieplexing</text:a></text:p>
      <text:p text:style-name="P3"><text:a xlink:type="simple" xlink:href="https://de.wikipedia.org/wiki/Nachbildwirkung" text:style-name="Internet_20_link" text:visited-style-name="Visited_20_Internet_20_Link">https://de.wikipedia.org/wiki/Nachbildwirkung</text:a></text:p>
      <text:p text:style-name="P3"><text:a xlink:type="simple" xlink:href="https://learn.sparkfun.com/tutorials/serial-communication" text:style-name="Internet_20_link" text:visited-style-name="Visited_20_Internet_20_Link">https://learn.sparkfun.com/tutorials/serial-communication</text:a></text:p>
      <text:p text:style-name="P3"><text:a xlink:type="simple" xlink:href="http://www.elektronik-kompendium.de/sites/kom/0211292.htm" text:style-name="Internet_20_link" text:visited-style-name="Visited_20_Internet_20_Link">http://www.elektronik-kompendium.de/sites/kom/0211292.htm</text:a></text:p>
      <text:p text:style-name="P3"><text:a xlink:type="simple" xlink:href="http://www.elektronik-kompendium.de/sites/kom/0211195.htm" text:style-name="Internet_20_link" text:visited-style-name="Visited_20_Internet_20_Link">http://www.elektronik-kompendium.de/sites/kom/0211195.htm</text:a></text:p>
      <text:p text:style-name="P3"><text:a xlink:type="simple" xlink:href="https://www.heise.de/developer/artikel/Timer-Counter-und-Interrupts-3273309.html" text:style-name="Internet_20_link" text:visited-style-name="Visited_20_Internet_20_Link">https://www.heise.de/developer/artikel/Timer-Counter-und-Interrupts-3273309.html</text:a></text:p>
      <text:p text:style-name="P3"><text:a xlink:type="simple" xlink:href="https://www.mikrocontroller.net/articles/WS2812_Ansteuerung" text:style-name="Internet_20_link" text:visited-style-name="Visited_20_Internet_20_Link">https://www.mikrocontroller.net/articles/WS2812_Ansteuerung</text:a></text:p>
      <text:p text:style-name="P3"><text:a xlink:type="simple" xlink:href="https://www.tutorialspoint.com/assembly_programming/" text:style-name="Internet_20_link" text:visited-style-name="Visited_20_Internet_20_Link">https://www.tutorialspoint.com/assembly_programming/</text:a></text:p>
      <text:p text:style-name="P3"><text:a xlink:type="simple" xlink:href="https://wp.josh.com/2014/05/13/ws2812-neopixels-are-not-so-finicky-once-you-get-to-know-them/" text:style-name="Internet_20_link" text:visited-style-name="Visited_20_Internet_20_Link">https://wp.josh.com/2014/05/13/ws2812-neopixels-are-not-so-finicky-once-you-get-to-know-them/</text:a></text:p>
      <text:p text:style-name="P3"/>
      <text:p text:style-name="P3"/>
      <text:p text:style-name="P3"/>
      <text:p text:style-name="P3"/>
      <text:p text:style-name="P3"/>
      <text:p text:style-name="P3"><text:a xlink:type="simple" xlink:href="http://www.avr-asm-tutorial.net/avr_de/beginner/asm_beginner.html" text:style-name="Internet_20_link" text:visited-style-name="Visited_20_Internet_20_Link">http://www.avr-asm-tutorial.net/avr_de/beginner/asm_beginner.html</text:a></text:p>
      <text:p text:style-name="P3"><text:a xlink:type="simple" xlink:href="http://makezine.com/projects/make-35/advanced-arduino-sound-synthesis/" text:style-name="Internet_20_link" text:visited-style-name="Visited_20_Internet_20_Link">http://makezine.com/projects/make-35/advanced-arduino-sound-synthesis/</text:a></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499cm" fo:margin-left="4.001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nik </meta:initial-creator>
    <meta:creation-date>2017-01-26T21:21:07.12</meta:creation-date>
    <meta:generator>OpenOffice/4.1.1$Win32 OpenOffice.org_project/411m6$Build-9775</meta:generator>
    <dc:date>2017-03-17T11:05:52.21</dc:date>
    <dc:creator>Jann Led</dc:creator>
    <meta:editing-duration>PT16H5M51S</meta:editing-duration>
    <meta:editing-cycles>643</meta:editing-cycles>
    <meta:document-statistic meta:table-count="1" meta:image-count="0" meta:object-count="0" meta:page-count="13" meta:paragraph-count="114" meta:word-count="1896" meta:character-count="13779"/>
  </office:meta>
</office:document-meta>
</file>